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="Arrow" draw:marker-start-width="0.305cm" draw:marker-end="Arrow" draw:marker-end-width="0.305cm" draw:stroke-linejoin="bevel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7cm" fo:min-width="3.8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1.534cm"/>
    </style:style>
    <style:style style:name="gr5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81cm"/>
    </style:style>
    <style:style style:name="gr8" style:family="graphic" style:parent-style-name="objectwithoutfill">
      <style:graphic-properties svg:stroke-width="0.071cm" draw:marker-start="Arrow" draw:marker-start-width="0.203cm" draw:marker-end="Arrow" draw:marker-end-width="0.203cm" draw:fill="none" draw:textarea-horizontal-align="center" draw:textarea-vertical-align="middle" fo:padding-top="0.035cm" fo:padding-bottom="0.035cm" fo:padding-left="0.035cm" fo:padding-right="0.0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1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3.0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4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3cm" fo:min-width="2.8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0.298cm"/>
    </style:style>
    <style:style style:name="gr15" style:family="graphic" style:parent-style-name="standard">
      <style:graphic-properties draw:opacity="10%" draw:textarea-horizontal-align="justify" draw:textarea-vertical-align="middle" draw:auto-grow-height="false" fo:min-height="0cm" fo:min-width="0cm" draw:shadow-opacity="1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6pt" fo:font-weight="bold"/>
    </style:style>
    <style:style style:name="P5" style:family="paragraph">
      <style:paragraph-properties fo:margin-left="0cm" fo:margin-right="0cm" fo:text-indent="0cm"/>
      <style:text-properties fo:font-size="16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  <style:text-properties fo:font-size="12pt" fo:font-weight="bold" style:font-size-asian="12pt" style:font-size-complex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6pt"/>
    </style:style>
    <style:style style:name="P10" style:family="paragraph">
      <style:text-properties fo:font-size="1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16pt"/>
    </style:style>
    <style:style style:name="T5" style:family="text">
      <style:text-properties fo:font-size="12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draw:line draw:style-name="gr1" draw:text-style-name="P1" draw:layer="layout" svg:x1="23.749cm" svg:y1="3.429cm" svg:x2="23.749cm" svg:y2="7.107cm">
          <text:p/>
        </draw:line>
        <draw:custom-shape draw:style-name="gr2" draw:text-style-name="P1" draw:layer="layout" svg:width="3.937cm" svg:height="1.524cm" svg:x="21.717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859cm" svg:height="1.387cm" svg:x="21.774cm" svg:y="1.905cm">
          <draw:text-box>
            <text:p><text:span text:style-name="T1">To Emulab</text:span></text:p>
            <text:p text:style-name="P1"><text:span text:style-name="T2">(procurve1)</text:span></text:p>
          </draw:text-box>
        </draw:frame>
        <draw:frame draw:style-name="gr4" draw:text-style-name="P4" draw:layer="layout" svg:width="1.534cm" svg:height="0.889cm" svg:x="24.12cm" svg:y="4.826cm">
          <draw:text-box draw:corner-radius="2.666cm">
            <text:p text:style-name="P3"><text:span text:style-name="T3">10Gb</text:span></text:p>
          </draw:text-box>
        </draw:frame>
        <draw:rect draw:style-name="gr5" draw:text-style-name="P1" draw:layer="layout" svg:width="3.452cm" svg:height="1.764cm" svg:x="21.971cm" svg:y="7.121cm">
          <text:p/>
        </draw:rect>
        <draw:frame draw:style-name="gr6" draw:text-style-name="P5" draw:layer="layout" svg:width="3.302cm" svg:height="1.313cm" svg:x="22.248cm" svg:y="7.445cm">
          <draw:text-box>
            <text:p text:style-name="P3"><text:span text:style-name="T4">ProcurveA</text:span></text:p>
            <text:p text:style-name="P3"><text:span text:style-name="T4">(hp5406zl)</text:span></text:p>
          </draw:text-box>
        </draw:frame>
        <draw:custom-shape draw:style-name="gr2" draw:text-style-name="P1" draw:layer="layout" svg:width="3.81cm" svg:height="1.778cm" svg:x="21.84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81cm" svg:height="1.318cm" svg:x="21.844cm" svg:y="11.736cm">
          <draw:text-box>
            <text:p text:style-name="P1"><text:span text:style-name="T1"><text:s text:c="2"/></text:span><text:span text:style-name="T1">Utah IG</text:span></text:p>
            <text:p text:style-name="P1"><text:span text:style-name="T5"><text:s text:c="3"/></text:span><text:span text:style-name="T5">(procurve2)</text:span></text:p>
          </draw:text-box>
        </draw:frame>
        <draw:line draw:style-name="gr8" draw:text-style-name="P1" draw:layer="layout" svg:x1="23.622cm" svg:y1="8.885cm" svg:x2="23.622cm" svg:y2="11.557cm">
          <text:p/>
        </draw:line>
        <draw:frame draw:style-name="gr9" draw:layer="layout" svg:width="1.316cm" svg:height="0.623cm" svg:x="23.83cm" svg:y="9.278cm">
          <draw:text-box>
            <text:p><text:span text:style-name="T6">1Gb</text:span></text:p>
          </draw:text-box>
        </draw:frame>
        <draw:rect draw:style-name="gr5" draw:text-style-name="P1" draw:layer="layout" svg:width="3.452cm" svg:height="1.764cm" svg:x="16.256cm" svg:y="7.107cm">
          <text:p/>
        </draw:rect>
        <draw:frame draw:style-name="gr6" draw:text-style-name="P5" draw:layer="layout" svg:width="3.302cm" svg:height="1.313cm" svg:x="16.533cm" svg:y="7.431cm">
          <draw:text-box>
            <text:p text:style-name="P3"><text:span text:style-name="T4"><text:s text:c="4"/></text:span><text:span text:style-name="T4">UEN</text:span></text:p>
            <text:p text:style-name="P3"><text:span text:style-name="T4">(hp5406zl)</text:span></text:p>
          </draw:text-box>
        </draw:frame>
        <draw:line draw:style-name="gr1" draw:text-style-name="P1" draw:layer="layout" svg:x1="19.685cm" svg:y1="7.996cm" svg:x2="21.971cm" svg:y2="7.996cm">
          <text:p/>
        </draw:line>
        <draw:frame draw:style-name="gr10" draw:text-style-name="P4" draw:layer="layout" svg:width="1.534cm" svg:height="0.661cm" svg:x="20.056cm" svg:y="7.107cm">
          <draw:text-box draw:corner-radius="2.666cm">
            <text:p text:style-name="P3"><text:span text:style-name="T3">10Gb</text:span></text:p>
          </draw:text-box>
        </draw:frame>
        <draw:custom-shape draw:style-name="gr2" draw:text-style-name="P1" draw:layer="layout" svg:width="3.81cm" svg:height="1.651cm" svg:x="10.033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3.048cm" svg:height="1.394cm" svg:x="10.287cm" svg:y="12.322cm">
          <draw:text-box>
            <text:p text:style-name="P1"><text:span text:style-name="T1"><text:s/></text:span><text:span text:style-name="T1">DDC IG</text:span></text:p>
            <text:p text:style-name="P1"><text:span text:style-name="T5">(procurve2)</text:span></text:p>
          </draw:text-box>
        </draw:frame>
        <draw:line draw:style-name="gr1" draw:text-style-name="P1" draw:layer="layout" svg:x1="12.065cm" svg:y1="12.192cm" svg:x2="12.065cm" svg:y2="8.89cm">
          <text:p/>
        </draw:line>
        <draw:frame draw:style-name="gr12" draw:text-style-name="P7" draw:layer="layout" svg:width="1.407cm" svg:height="0.508cm" svg:x="10.404cm" svg:y="10.287cm">
          <draw:text-box draw:corner-radius="0.518cm">
            <text:p text:style-name="P3"><text:span text:style-name="T7">10Gb</text:span></text:p>
          </draw:text-box>
        </draw:frame>
        <draw:line draw:style-name="gr1" draw:text-style-name="P1" draw:layer="layout" svg:x1="13.716cm" svg:y1="8.001cm" svg:x2="16.256cm" svg:y2="8.01cm">
          <text:p/>
        </draw:line>
        <draw:frame draw:style-name="gr10" draw:text-style-name="P4" draw:layer="layout" svg:width="1.534cm" svg:height="0.661cm" svg:x="14.341cm" svg:y="7.121cm">
          <draw:text-box draw:corner-radius="2.666cm">
            <text:p text:style-name="P3"><text:span text:style-name="T3">10Gb</text:span></text:p>
          </draw:text-box>
        </draw:frame>
        <draw:rect draw:style-name="gr5" draw:text-style-name="P1" draw:layer="layout" svg:width="3.452cm" svg:height="1.764cm" svg:x="10.16cm" svg:y="7.112cm">
          <text:p/>
        </draw:rect>
        <draw:frame draw:style-name="gr13" draw:text-style-name="P9" draw:layer="layout" svg:width="3.048cm" svg:height="1.313cm" svg:x="10.414cm" svg:y="7.366cm">
          <draw:text-box>
            <text:p text:style-name="P8"><text:span text:style-name="T4">SCIDMZ</text:span></text:p>
            <text:p text:style-name="P3"><text:span text:style-name="T4">(hp12910)</text:span></text:p>
          </draw:text-box>
        </draw:frame>
        <draw:custom-shape draw:style-name="gr2" draw:text-style-name="P1" draw:layer="layout" svg:width="3.81cm" svg:height="1.651cm" svg:x="10.033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3.888cm" svg:height="1.394cm" svg:x="9.74cm" svg:y="2.38cm">
          <draw:text-box>
            <text:p text:style-name="P1"><text:span text:style-name="T1"><text:s text:c="2"/></text:span><text:span text:style-name="T1">CloudLab</text:span></text:p>
            <text:p text:style-name="P1"><text:span text:style-name="T5"><text:s text:c="2"/></text:span><text:span text:style-name="T5">(bighp1)</text:span></text:p>
          </draw:text-box>
        </draw:frame>
        <draw:line draw:style-name="gr1" draw:text-style-name="P1" draw:layer="layout" svg:x1="12.065cm" svg:y1="7.112cm" svg:x2="12.065cm" svg:y2="3.81cm">
          <text:p/>
        </draw:line>
        <draw:frame draw:style-name="gr12" draw:text-style-name="P7" draw:layer="layout" svg:width="1.407cm" svg:height="0.508cm" svg:x="10.531cm" svg:y="4.953cm">
          <draw:text-box draw:corner-radius="1.153cm">
            <text:p text:style-name="P3"><text:span text:style-name="T7">40Gb</text:span></text:p>
          </draw:text-box>
        </draw:frame>
        <draw:line draw:style-name="gr1" draw:text-style-name="P1" draw:layer="layout" svg:x1="10.16cm" svg:y1="7.239cm" svg:x2="6.223cm" svg:y2="3.048cm">
          <text:p/>
        </draw:line>
        <draw:frame draw:style-name="gr12" draw:text-style-name="P7" draw:layer="layout" svg:width="1.543cm" svg:height="0.508cm" svg:x="5.823cm" svg:y="4.318cm">
          <draw:text-box draw:corner-radius="1.153cm">
            <text:p text:style-name="P3"><text:span text:style-name="T7">100Gb</text:span></text:p>
          </draw:text-box>
        </draw:frame>
        <draw:custom-shape draw:style-name="gr2" draw:text-style-name="P1" draw:layer="layout" svg:width="1.778cm" svg:height="0.782cm" svg:x="5.207cm" svg:y="2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1.149cm" svg:height="1.318cm" svg:x="5.588cm" svg:y="1.631cm">
          <draw:text-box>
            <text:p text:style-name="P1"><text:span text:style-name="T1"/></text:p>
            <text:p text:style-name="P1"><text:span text:style-name="T5">AL2S</text:span></text:p>
          </draw:text-box>
        </draw:frame>
        <draw:custom-shape draw:style-name="gr2" draw:text-style-name="P1" draw:layer="layout" svg:width="3.81cm" svg:height="1.651cm" svg:x="2.491cm" svg:y="7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3.048cm" svg:height="1.394cm" svg:x="2.921cm" svg:y="7.369cm">
          <draw:text-box>
            <text:p text:style-name="P1"><text:span text:style-name="T1"><text:s text:c="2"/></text:span><text:span text:style-name="T1">APT</text:span></text:p>
            <text:p text:style-name="P1"><text:span text:style-name="T5"><text:s text:c="2"/></text:span><text:span text:style-name="T5">(force10-2)</text:span></text:p>
          </draw:text-box>
        </draw:frame>
        <draw:line draw:style-name="gr1" draw:text-style-name="P1" draw:layer="layout" svg:x1="10.16cm" svg:y1="8.001cm" svg:x2="6.223cm" svg:y2="8.001cm">
          <text:p/>
        </draw:line>
        <draw:frame draw:style-name="gr12" draw:text-style-name="P7" draw:layer="layout" svg:width="1.407cm" svg:height="0.508cm" svg:x="7.483cm" svg:y="7.239cm">
          <draw:text-box draw:corner-radius="1.153cm">
            <text:p text:style-name="P3"><text:span text:style-name="T7">40Gb</text:span></text:p>
          </draw:text-box>
        </draw:frame>
        <draw:custom-shape draw:style-name="gr15" draw:text-style-name="P1" draw:layer="layout" svg:width="16.002cm" svg:height="3.302cm" svg:x="9.779cm" svg:y="6.60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6.432cm" svg:height="0.573cm" svg:x="14.963cm" svg:y="9.333cm">
          <draw:text-box>
            <text:p text:style-name="P10">Utah Stitching Aggreg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meta:creation-date>2005-10-05T16:19:26</meta:creation-date>
    <dc:date>2015-05-14T09:39:44</dc:date>
    <dc:language>en-US</dc:language>
    <meta:editing-cycles>56</meta:editing-cycles>
    <meta:editing-duration>P4DT13H41M11S</meta:editing-duration>
    <dc:creator>Leigh Stoller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